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06.34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9.66pt"/>
    </style:style>
    <style:style style:name="co20" style:family="table-column">
      <style:table-column-properties fo:break-before="auto" style:column-width="56.3pt"/>
    </style:style>
    <style:style style:name="co21" style:family="table-column">
      <style:table-column-properties fo:break-before="auto" style:column-width="144.45pt"/>
    </style:style>
    <style:style style:name="co22" style:family="table-column">
      <style:table-column-properties fo:break-before="auto" style:column-width="420.66pt"/>
    </style:style>
    <style:style style:name="co23" style:family="table-column">
      <style:table-column-properties fo:break-before="auto" style:column-width="103.95pt"/>
    </style:style>
    <style:style style:name="co24" style:family="table-column">
      <style:table-column-properties fo:break-before="auto" style:column-width="412.75pt"/>
    </style:style>
    <style:style style:name="co25" style:family="table-column">
      <style:table-column-properties fo:break-before="auto" style:column-width="1173.06pt"/>
    </style:style>
    <style:style style:name="co26" style:family="table-column">
      <style:table-column-properties fo:break-before="auto" style:column-width="53.21pt"/>
    </style:style>
    <style:style style:name="co27" style:family="table-column">
      <style:table-column-properties fo:break-before="auto" style:column-width="192.84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1.09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80.16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ta3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400pt" fo:font-style="normal" fo:text-shadow="none" style:text-underline-style="none" fo:font-weight="normal" style:font-size-asian="400pt" style:font-style-asian="normal" style:font-weight-asian="normal" style:font-size-complex="4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988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Kuuube's Wacom Tablet Mastersheet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3-08-12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3-08-12T00:00:00</dc:date>
              <text:p text:style-name="P1">Wacom One Standard Pen</text:p>
            </office:annotation>
            <text:p>CP92303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92303, CP91300, CP202, L471-2, 180 22-1, 180J 22-1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 table:number-columns-spanned="1" table:number-rows-spanned="74">
            <text:p>Pens</text:p>
          </table:table-cell>
          <table:table-cell table:style-name="ce5" office:value-type="string" calcext:value-type="string">
            <office:annotation draw:style-name="gr1" draw:text-style-name="P2" svg:width="725.33pt" svg:height="25.51pt" svg:x="2989.25pt" svg:y="67.49pt" draw:caption-point-x="-11.54pt" draw:caption-point-y="-22.22pt">
              <dc:date>2023-08-12T00:00:00</dc:date>
              <text:p text:style-name="P1">(Wacom One Standard Pen)</text:p>
            </office:annotation>
            <text:p>CP9230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911Z, ACK24918Z, ACK24919Z</text:p>
          </table:table-cell>
          <table:table-cell table:style-name="ce8" office:value-type="string" calcext:value-type="string">
            <text:p>CTC-4110WL, CTC-6110WL</text:p>
          </table:table-cell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1" draw:text-style-name="P2" svg:width="327.74pt" svg:height="25.51pt" svg:x="5690.89pt" svg:y="67.49pt" draw:caption-point-x="-11.54pt" draw:caption-point-y="-22.22pt">
              <dc:date>2023-08-12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3-08-12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3-08-12T00:00:00</dc:date>
              <text:p text:style-name="P1">Wacom One Standard Pen</text:p>
            </office:annotation>
            <text:p>CP92303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92303, CP91300, CP202, L471-2, 180 22-1, 180J 22-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2.49pt" draw:caption-point-x="-11.54pt" draw:caption-point-y="-22.22pt">
              <dc:date>2023-08-12T00:00:00</dc:date>
              <text:p text:style-name="P1">(Wacom One Pen)</text:p>
            </office:annotation>
            <text:p>CP91300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5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82.49pt" draw:caption-point-x="-11.54pt" draw:caption-point-y="-22.22pt">
              <dc:date>2023-08-12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3-08-12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3-08-1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7.51pt" draw:caption-point-x="-11.54pt" draw:caption-point-y="-22.25pt">
              <dc:date>2023-08-12T00:00:00</dc:date>
              <text:p text:style-name="P1">(Dr. Grip Digital for Wacom ブラック) (Dr. Grip Digital for Wacom アクアブルー)</text:p>
            </office:annotation>
            <text:p>CP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97.51pt" draw:caption-point-x="-11.54pt" draw:caption-point-y="-22.25pt">
              <dc:date>2023-08-12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3-08-12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3-08-1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11" office:value-type="string" calcext:value-type="string">
            <office:annotation draw:style-name="gr2" draw:text-style-name="P2" svg:width="725.33pt" svg:height="25.48pt" svg:x="2989.25pt" svg:y="112.51pt" draw:caption-point-x="-11.54pt" draw:caption-point-y="-22.22pt">
              <dc:date>2023-08-12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112.51pt" draw:caption-point-x="-11.54pt" draw:caption-point-y="-22.22pt">
              <dc:date>2023-08-12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3-08-12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3-08-1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27.5pt" draw:caption-point-x="-11.54pt" draw:caption-point-y="-22.22pt">
              <dc:date>2023-08-12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127.5pt" draw:caption-point-x="-11.54pt" draw:caption-point-y="-22.22pt">
              <dc:date>2023-08-12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3-08-12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3-08-1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42.5pt" draw:caption-point-x="-11.54pt" draw:caption-point-y="-22.22pt">
              <dc:date>2023-08-12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table:number-columns-repeated="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3-08-12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3-08-1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57.49pt" draw:caption-point-x="-11.54pt" draw:caption-point-y="-22.22pt">
              <dc:date>2023-08-1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157.49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157.49pt" draw:caption-point-x="-11.54pt" draw:caption-point-y="-22.22pt">
              <dc:date>2023-08-12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3-08-12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3-08-1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72.49pt" draw:caption-point-x="-11.54pt" draw:caption-point-y="-22.22pt">
              <dc:date>2023-08-1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172.49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172.49pt" draw:caption-point-x="-11.54pt" draw:caption-point-y="-22.22pt">
              <dc:date>2023-08-12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3-08-12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3-08-1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87.51pt" draw:caption-point-x="-11.54pt" draw:caption-point-y="-22.25pt">
              <dc:date>2023-08-1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87.51pt" draw:caption-point-x="-11.54pt" draw:caption-point-y="-22.25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187.51pt" draw:caption-point-x="-11.54pt" draw:caption-point-y="-22.25pt">
              <dc:date>2023-08-12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3-08-12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3-08-1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02.51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02.51pt" draw:caption-point-x="-11.54pt" draw:caption-point-y="-22.22pt">
              <dc:date>2023-08-12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3-08-12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17.5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17.5pt" draw:caption-point-x="-11.54pt" draw:caption-point-y="-22.22pt">
              <dc:date>2023-08-12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3-08-12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32.5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32.5pt" draw:caption-point-x="-11.54pt" draw:caption-point-y="-22.22pt">
              <dc:date>2023-08-12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3-08-12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247.49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247.49pt" draw:caption-point-x="-11.54pt" draw:caption-point-y="-22.22pt">
              <dc:date>2023-08-12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3-08-12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262.49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262.49pt" draw:caption-point-x="-11.54pt" draw:caption-point-y="-22.22pt">
              <dc:date>2023-08-12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3-08-12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3-08-1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277.51pt" draw:caption-point-x="-11.54pt" draw:caption-point-y="-22.25pt">
              <dc:date>2023-08-1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77.51pt" draw:caption-point-x="-11.54pt" draw:caption-point-y="-22.25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77.51pt" draw:caption-point-x="-11.54pt" draw:caption-point-y="-22.25pt">
              <dc:date>2023-08-12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3-08-12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3-08-1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292.51pt" draw:caption-point-x="-11.54pt" draw:caption-point-y="-22.22pt">
              <dc:date>2023-08-12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92.51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92.51pt" draw:caption-point-x="-11.54pt" draw:caption-point-y="-22.22pt">
              <dc:date>2023-08-12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3-08-12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07.5pt" draw:caption-point-x="-11.54pt" draw:caption-point-y="-22.22pt">
              <dc:date>2023-08-12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07.5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307.5pt" draw:caption-point-x="-11.54pt" draw:caption-point-y="-22.22pt">
              <dc:date>2023-08-12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3-08-12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22.5pt" draw:caption-point-x="-11.54pt" draw:caption-point-y="-22.22pt">
              <dc:date>2023-08-1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22.5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322.5pt" draw:caption-point-x="-11.54pt" draw:caption-point-y="-22.22pt">
              <dc:date>2023-08-12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3-08-12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337.49pt" draw:caption-point-x="-11.54pt" draw:caption-point-y="-22.22pt">
              <dc:date>2023-08-12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337.49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337.49pt" draw:caption-point-x="-11.54pt" draw:caption-point-y="-22.22pt">
              <dc:date>2023-08-12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3-08-12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352.49pt" draw:caption-point-x="-11.54pt" draw:caption-point-y="-22.22pt">
              <dc:date>2023-08-1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352.49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352.49pt" draw:caption-point-x="-11.54pt" draw:caption-point-y="-22.22pt">
              <dc:date>2023-08-12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3-08-12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67.51pt" draw:caption-point-x="-11.54pt" draw:caption-point-y="-22.25pt">
              <dc:date>2023-08-1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67.51pt" draw:caption-point-x="-11.54pt" draw:caption-point-y="-22.25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367.51pt" draw:caption-point-x="-11.54pt" draw:caption-point-y="-22.25pt">
              <dc:date>2023-08-12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3-08-12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3-08-1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82.51pt" draw:caption-point-x="-11.54pt" draw:caption-point-y="-22.22pt">
              <dc:date>2023-08-12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82.51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3-08-12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3-08-1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97.5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3-08-12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3-08-1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412.5pt" draw:caption-point-x="-11.54pt" draw:caption-point-y="-22.22pt">
              <dc:date>2023-08-12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412.5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3-08-12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3-08-1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427.49pt" draw:caption-point-x="-11.54pt" draw:caption-point-y="-22.22pt">
              <dc:date>2023-08-12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427.49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3-08-12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3-08-12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442.49pt" draw:caption-point-x="-11.54pt" draw:caption-point-y="-22.22pt">
              <dc:date>2023-08-1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442.49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3-08-12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3-08-12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457.51pt" draw:caption-point-x="-11.54pt" draw:caption-point-y="-22.25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3-08-12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472.51pt" draw:caption-point-x="-11.54pt" draw:caption-point-y="-22.22pt">
              <dc:date>2023-08-12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472.51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3-08-12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487.5pt" draw:caption-point-x="-11.54pt" draw:caption-point-y="-22.22pt">
              <dc:date>2023-08-12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487.5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3-08-12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3-08-12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02.5pt" draw:caption-point-x="-11.54pt" draw:caption-point-y="-22.22pt">
              <dc:date>2023-08-1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502.5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3-08-12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3-08-1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517.49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3-08-12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3-08-1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532.49pt" draw:caption-point-x="-11.54pt" draw:caption-point-y="-22.22pt">
              <dc:date>2023-08-1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532.49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3-08-12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table:number-columns-repeated="16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3-08-12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3-08-1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62.51pt" draw:caption-point-x="-11.54pt" draw:caption-point-y="-22.22pt">
              <dc:date>2023-08-1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3-08-12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3-08-1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77.5pt" draw:caption-point-x="-11.54pt" draw:caption-point-y="-22.22pt">
              <dc:date>2023-08-12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3-08-12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92.5pt" draw:caption-point-x="-11.54pt" draw:caption-point-y="-22.22pt">
              <dc:date>2023-08-12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3-08-12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607.49pt" draw:caption-point-x="-11.54pt" draw:caption-point-y="-22.22pt">
              <dc:date>2023-08-12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3-08-1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622.49pt" draw:caption-point-x="-11.54pt" draw:caption-point-y="-22.22pt">
              <dc:date>2023-08-12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3-08-12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3-08-1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37.51pt" draw:caption-point-x="-11.54pt" draw:caption-point-y="-22.25pt">
              <dc:date>2023-08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37.51pt" draw:caption-point-x="-11.54pt" draw:caption-point-y="-22.25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3-08-12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3-08-12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52.51pt" draw:caption-point-x="-11.54pt" draw:caption-point-y="-22.22pt">
              <dc:date>2023-08-1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52.51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3-08-12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3-08-1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67.5pt" draw:caption-point-x="-11.54pt" draw:caption-point-y="-22.22pt">
              <dc:date>2023-08-12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67.5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3-08-12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82.5pt" draw:caption-point-x="-11.54pt" draw:caption-point-y="-22.22pt">
              <dc:date>2023-08-12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82.5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3-08-12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697.49pt" draw:caption-point-x="-11.54pt" draw:caption-point-y="-22.22pt">
              <dc:date>2023-08-12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3-08-12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712.49pt" draw:caption-point-x="-11.54pt" draw:caption-point-y="-22.22pt">
              <dc:date>2023-08-12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712.49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3-08-12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27.51pt" draw:caption-point-x="-11.54pt" draw:caption-point-y="-22.25pt">
              <dc:date>2023-08-12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727.51pt" draw:caption-point-x="-11.54pt" draw:caption-point-y="-22.25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3-08-12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3-08-12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42.51pt" draw:caption-point-x="-11.54pt" draw:caption-point-y="-22.22pt">
              <dc:date>2023-08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742.51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3-08-12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3-08-12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57.5pt" draw:caption-point-x="-11.54pt" draw:caption-point-y="-22.22pt">
              <dc:date>2023-08-12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757.5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3-08-12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72.5pt" draw:caption-point-x="-11.54pt" draw:caption-point-y="-22.22pt">
              <dc:date>2023-08-12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3-08-12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3-08-1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787.49pt" draw:caption-point-x="-11.54pt" draw:caption-point-y="-22.22pt">
              <dc:date>2023-08-12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3-08-12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3-08-1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02.49pt" draw:caption-point-x="-11.54pt" draw:caption-point-y="-22.22pt">
              <dc:date>2023-08-12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802.49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3-08-12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3-08-1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17.51pt" draw:caption-point-x="-11.54pt" draw:caption-point-y="-22.25pt">
              <dc:date>2023-08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817.51pt" draw:caption-point-x="-11.54pt" draw:caption-point-y="-22.25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3-08-12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3-08-1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32.51pt" draw:caption-point-x="-11.54pt" draw:caption-point-y="-22.22pt">
              <dc:date>2023-08-12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832.51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3-08-12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3-08-1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47.5pt" draw:caption-point-x="-11.54pt" draw:caption-point-y="-22.22pt">
              <dc:date>2023-08-12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847.5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3-08-12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3-08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62.5pt" draw:caption-point-x="-11.54pt" draw:caption-point-y="-22.22pt">
              <dc:date>2023-08-12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3-08-12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3-08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77.49pt" draw:caption-point-x="-11.54pt" draw:caption-point-y="-22.22pt">
              <dc:date>2023-08-12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3-08-12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3-08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92.49pt" draw:caption-point-x="-11.54pt" draw:caption-point-y="-22.22pt">
              <dc:date>2023-08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892.49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3-08-12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3-08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07.51pt" draw:caption-point-x="-11.54pt" draw:caption-point-y="-22.25pt">
              <dc:date>2023-08-12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907.51pt" draw:caption-point-x="-11.54pt" draw:caption-point-y="-22.25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3-08-12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3-08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22.51pt" draw:caption-point-x="-11.54pt" draw:caption-point-y="-22.22pt">
              <dc:date>2023-08-12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3-08-12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3-08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37.5pt" draw:caption-point-x="-11.54pt" draw:caption-point-y="-22.22pt">
              <dc:date>2023-08-12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/>
          <table:table-cell table:style-name="ce7" table:number-columns-repeated="17"/>
          <table:table-cell/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952.5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967.49pt" draw:caption-point-x="-11.54pt" draw:caption-point-y="-22.22pt">
              <dc:date>2023-08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967.49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3-08-12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3-08-1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982.49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3-08-12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3-08-1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97.51pt" draw:caption-point-x="-11.54pt" draw:caption-point-y="-22.25pt">
              <dc:date>2023-08-12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997.51pt" draw:caption-point-x="-11.54pt" draw:caption-point-y="-22.25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3-08-12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3-08-1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012.51pt" draw:caption-point-x="-11.54pt" draw:caption-point-y="-22.22pt">
              <dc:date>2023-08-12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012.51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3-08-12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3-08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027.5pt" draw:caption-point-x="-11.54pt" draw:caption-point-y="-22.22pt">
              <dc:date>2023-08-12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3-08-12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3-08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042.5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3-08-12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3-08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057.49pt" draw:caption-point-x="-11.54pt" draw:caption-point-y="-22.22pt">
              <dc:date>2023-08-12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1057.49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3-08-12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3-08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072.49pt" draw:caption-point-x="-11.54pt" draw:caption-point-y="-22.22pt">
              <dc:date>2023-08-12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1072.49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3-08-12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3-08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087.51pt" draw:caption-point-x="-11.54pt" draw:caption-point-y="-22.25pt">
              <dc:date>2023-08-12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087.51pt" draw:caption-point-x="-11.54pt" draw:caption-point-y="-22.25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3-08-12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3-08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102.51pt" draw:caption-point-x="-11.54pt" draw:caption-point-y="-22.22pt">
              <dc:date>2023-08-12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102.51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3-08-12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3-08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117.5pt" draw:caption-point-x="-11.54pt" draw:caption-point-y="-22.22pt">
              <dc:date>2023-08-12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117.5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3-08-12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3-08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132.5pt" draw:caption-point-x="-11.54pt" draw:caption-point-y="-22.22pt">
              <dc:date>2023-08-12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132.5pt" draw:caption-point-x="-11.54pt" draw:caption-point-y="-22.22pt">
              <dc:date>2023-08-1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3-08-12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3-08-1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147.49pt" draw:caption-point-x="-11.54pt" draw:caption-point-y="-22.22pt">
              <dc:date>2023-08-12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3-08-12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3-08-1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162.49pt" draw:caption-point-x="-11.54pt" draw:caption-point-y="-22.22pt">
              <dc:date>2023-08-12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3-08-12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3-08-1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style-name="ce10"/>
          <table:table-cell table:style-name="ce5" office:value-type="string" calcext:value-type="string">
            <office:annotation draw:style-name="gr2" draw:text-style-name="P2" svg:width="725.33pt" svg:height="25.48pt" svg:x="2989.25pt" svg:y="1177.51pt" draw:caption-point-x="-11.54pt" draw:caption-point-y="-22.25pt">
              <dc:date>2023-08-12T00:00:00</dc:date>
              <text:p text:style-name="P1">(Slim Stylus Gray)</text:p>
            </office:annotation>
            <text:p>SP-20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3-08-12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3-08-1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725.33pt" svg:height="25.48pt" svg:x="2989.25pt" svg:y="1192.51pt" draw:caption-point-x="-11.54pt" draw:caption-point-y="-22.22pt">
              <dc:date>2023-08-12T00:00:00</dc:date>
              <text:p text:style-name="P1">(Slim Stylus Magenta)</text:p>
            </office:annotation>
            <text:p>SP-21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3-08-12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3-08-1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725.33pt" svg:height="25.48pt" svg:x="2989.25pt" svg:y="1207.5pt" draw:caption-point-x="-11.54pt" draw:caption-point-y="-22.22pt">
              <dc:date>2023-08-12T00:00:00</dc:date>
              <text:p text:style-name="P1">(Pressure Stylus Blue)</text:p>
            </office:annotation>
            <text:p>SP-30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3-08-12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3-08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725.33pt" svg:height="25.48pt" svg:x="2989.25pt" svg:y="1222.5pt" draw:caption-point-x="-11.54pt" draw:caption-point-y="-22.22pt">
              <dc:date>2023-08-12T00:00:00</dc:date>
              <text:p text:style-name="P1">(Pressure Stylus Red)</text:p>
            </office:annotation>
            <text:p>SP-31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3-08-12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3-08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3-08-12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3-08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3-08-12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3-08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3-08-12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3-08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3-08-12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3-08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3-08-12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3-08-1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3-08-12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3-08-12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3-08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3-08-12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3-08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3-08-12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3-08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3-08-12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3-08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3-08-12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3-08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3-08-12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3-08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3-08-12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3-08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3-08-12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3-08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3-08-12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3-08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3-08-12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3-08-1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3-08-12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3-08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3-08-12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3-08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3-08-12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3-08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3-08-12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3-08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3-08-12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3-08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3-08-12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3-08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3-08-12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3-08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3-08-12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3-08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3-08-12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3-08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3-08-12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3-08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3-08-12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3-08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3-08-12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3-08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3-08-12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3-08-1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3-08-12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3-08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3-08-12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3-08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3-08-12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3-08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3-08-12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3-08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3-08-12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3-08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3-08-12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3-08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3-08-12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3-08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3-08-12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3-08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3-08-12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3-08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3-08-12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3-08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3-08-12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3-08-1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3-08-12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3-08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3-08-12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3-08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3-08-12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3-08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3-08-12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3-08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3-08-12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3-08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3-08-12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3-08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3-08-12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3-08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3-08-12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3-08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3-08-12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3-08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3-08-12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3-08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3-08-12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3-08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3-08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3-08-1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33" table:number-columns-repeated="11" table:default-cell-style-name="Default"/>
        <table:table-column table:style-name="co32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3">
        <table:table-column table:style-name="co34" table:default-cell-style-name="Default"/>
        <table:table-column table:style-name="co32" table:number-columns-repeated="1023" table:default-cell-style-name="Default"/>
        <table:table-row table:style-name="ro1">
          <table:table-cell table:style-name="ce16" office:value-type="string" calcext:value-type="string">
            <text:p>Sources</text:p>
          </table:table-cell>
          <table:table-cell table:style-name="ce16"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7"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421" meta:object-count="0"/>
    <meta:generator>LibreOfficeDev/6.0.5.2$Linux_X86_64 LibreOffice_project/</meta:generator>
  </office:meta>
</office:document-meta>
</file>